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729fcf" style:text-underline-style="solid" style:text-underline-width="auto" style:text-underline-color="font-color" fo:font-weight="bold" officeooo:rsid="001a3f4e" officeooo:paragraph-rsid="001a3f4e" style:font-weight-asian="bold" style:font-weight-complex="bold"/>
    </style:style>
    <style:style style:name="P2" style:family="paragraph" style:parent-style-name="Standard">
      <style:text-properties officeooo:rsid="001dc5ff" officeooo:paragraph-rsid="00157821"/>
    </style:style>
    <style:style style:name="P3" style:family="paragraph" style:parent-style-name="Standard">
      <style:paragraph-properties fo:text-align="center" style:justify-single-word="false"/>
      <style:text-properties officeooo:rsid="001c249e" officeooo:paragraph-rsid="00157821"/>
    </style:style>
    <style:style style:name="P4" style:family="paragraph" style:parent-style-name="Standard">
      <style:text-properties officeooo:rsid="001c249e" officeooo:paragraph-rsid="00157821"/>
    </style:style>
    <style:style style:name="P5" style:family="paragraph" style:parent-style-name="Standard">
      <style:text-properties fo:font-style="italic" officeooo:rsid="0018b13c" officeooo:paragraph-rsid="0018b13c" style:font-style-asian="italic" style:font-style-complex="italic"/>
    </style:style>
    <style:style style:name="P6" style:family="paragraph" style:parent-style-name="Standard">
      <style:text-properties fo:font-style="italic" officeooo:rsid="0018b13c" officeooo:paragraph-rsid="001a3f4e" style:font-style-asian="italic" style:font-style-complex="italic"/>
    </style:style>
    <style:style style:name="P7" style:family="paragraph" style:parent-style-name="Standard">
      <style:text-properties fo:font-style="italic" officeooo:rsid="0018b13c" officeooo:paragraph-rsid="002264d8" style:font-style-asian="italic" style:font-style-complex="italic"/>
    </style:style>
    <style:style style:name="P8" style:family="paragraph" style:parent-style-name="Standard">
      <style:text-properties officeooo:rsid="00157821" officeooo:paragraph-rsid="00157821"/>
    </style:style>
    <style:style style:name="P9" style:family="paragraph" style:parent-style-name="Standard">
      <style:text-properties officeooo:rsid="001771d6" officeooo:paragraph-rsid="001771d6"/>
    </style:style>
    <style:style style:name="P10" style:family="paragraph" style:parent-style-name="Standard">
      <style:text-properties officeooo:rsid="0018b13c" officeooo:paragraph-rsid="0018b13c"/>
    </style:style>
    <style:style style:name="P11" style:family="paragraph" style:parent-style-name="Standard">
      <style:text-properties officeooo:rsid="001a3f4e" officeooo:paragraph-rsid="001a3f4e"/>
    </style:style>
    <style:style style:name="P12" style:family="paragraph" style:parent-style-name="Standard">
      <style:text-properties officeooo:rsid="001aa2ca" officeooo:paragraph-rsid="001aa2ca"/>
    </style:style>
    <style:style style:name="P13" style:family="paragraph" style:parent-style-name="Standard">
      <style:text-properties officeooo:rsid="001aa2ca" officeooo:paragraph-rsid="002264d8"/>
    </style:style>
    <style:style style:name="P14" style:family="paragraph" style:parent-style-name="Standard">
      <style:paragraph-properties fo:padding="0.0201in" fo:border="0.06pt solid #ffa6a6" style:shadow="#f7d1d5 0.0693in 0.0693in"/>
      <style:text-properties fo:font-size="11pt" officeooo:rsid="0018b13c" officeooo:paragraph-rsid="0018b13c" style:font-size-asian="11pt" style:font-size-complex="11pt"/>
    </style:style>
    <style:style style:name="P15" style:family="paragraph" style:parent-style-name="Standard">
      <style:paragraph-properties fo:padding="0.0201in" fo:border="0.06pt solid #ec9ba4" style:shadow="#f7d1d5 0.0693in 0.0693in"/>
      <style:text-properties officeooo:rsid="0018b13c" officeooo:paragraph-rsid="001a3f4e"/>
    </style:style>
    <style:style style:name="P16" style:family="paragraph" style:parent-style-name="Standard">
      <style:paragraph-properties fo:padding="0.0201in" fo:border="0.06pt solid #ec9ba4" style:shadow="#f7d1d5 0.0693in 0.0693in"/>
      <style:text-properties officeooo:rsid="0018b13c" officeooo:paragraph-rsid="002264d8"/>
    </style:style>
    <style:style style:name="P17" style:family="paragraph" style:parent-style-name="Standard">
      <style:paragraph-properties fo:padding="0.0201in" fo:border="0.06pt solid #ec9ba4" style:shadow="#f7d1d5 0.0693in 0.0693in"/>
      <style:text-properties fo:font-size="11pt" officeooo:rsid="0018b13c" officeooo:paragraph-rsid="001a3f4e" style:font-size-asian="11pt" style:font-size-complex="11pt"/>
    </style:style>
    <style:style style:name="P18" style:family="paragraph" style:parent-style-name="Standard">
      <style:paragraph-properties fo:padding="0.0201in" fo:border="0.06pt solid #ec9ba4" style:shadow="#f7d1d5 0.0693in 0.0693in"/>
      <style:text-properties fo:font-size="11pt" officeooo:rsid="0018b13c" officeooo:paragraph-rsid="002264d8" style:font-size-asian="11pt" style:font-size-complex="11pt"/>
    </style:style>
    <style:style style:name="P19" style:family="paragraph" style:parent-style-name="Standard">
      <style:paragraph-properties fo:padding="0.0201in" fo:border="0.06pt solid #ec9ba4" style:shadow="#f7d1d5 0.0693in 0.0693in"/>
      <style:text-properties fo:font-size="11pt" officeooo:paragraph-rsid="001a3f4e" style:font-size-asian="11pt" style:font-size-complex="11pt"/>
    </style:style>
    <style:style style:name="P20" style:family="paragraph" style:parent-style-name="Standard">
      <style:paragraph-properties fo:padding="0.0201in" fo:border="0.06pt solid #ec9ba4" style:shadow="#f7d1d5 0.0693in 0.0693in"/>
      <style:text-properties fo:font-size="11pt" officeooo:paragraph-rsid="002264d8" style:font-size-asian="11pt" style:font-size-complex="11pt"/>
    </style:style>
    <style:style style:name="P21" style:family="paragraph" style:parent-style-name="Standard">
      <style:paragraph-properties fo:padding="0.0201in" fo:border="0.06pt solid #ec9ba4" style:shadow="#f7d1d5 0.0693in 0.0693in"/>
      <style:text-properties fo:color="#000000" fo:font-size="11pt" officeooo:rsid="0018b13c" officeooo:paragraph-rsid="002264d8" style:font-size-asian="11pt" style:font-size-complex="11pt"/>
    </style:style>
    <style:style style:name="P22" style:family="paragraph" style:parent-style-name="Text_20_body">
      <style:text-properties fo:color="#000000"/>
    </style:style>
    <style:style style:name="P23" style:family="paragraph" style:parent-style-name="Text_20_body">
      <style:text-properties fo:color="#000000" officeooo:rsid="0026d755" officeooo:paragraph-rsid="0026d755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Header">
      <style:text-properties fo:color="#729fcf" fo:font-size="14pt" style:text-underline-style="solid" style:text-underline-width="auto" style:text-underline-color="font-color" fo:font-weight="bold" officeooo:rsid="001a3f4e" officeooo:paragraph-rsid="001a3f4e" style:font-size-asian="14pt" style:font-weight-asian="bold" style:font-size-complex="14pt" style:font-weight-complex="bold"/>
    </style:style>
    <style:style style:name="P26" style:family="paragraph" style:parent-style-name="Heading_20_3">
      <style:text-properties fo:color="#729fcf"/>
    </style:style>
    <style:style style:name="P27" style:family="paragraph" style:parent-style-name="Standard">
      <style:text-properties fo:color="#729fcf" officeooo:paragraph-rsid="00157821"/>
    </style:style>
    <style:style style:name="P28" style:family="paragraph" style:parent-style-name="Standard">
      <style:text-properties officeooo:rsid="002817ed" officeooo:paragraph-rsid="002817ed"/>
    </style:style>
    <style:style style:name="P29" style:family="paragraph" style:parent-style-name="Standard">
      <style:text-properties fo:font-weight="bold" officeooo:rsid="002817ed" officeooo:paragraph-rsid="00157821" style:font-weight-asian="bold" style:font-weight-complex="bold"/>
    </style:style>
    <style:style style:name="P30" style:family="paragraph" style:parent-style-name="Standard">
      <style:text-properties officeooo:rsid="001aa2ca" officeooo:paragraph-rsid="001aa2c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dc5ff"/>
    </style:style>
    <style:style style:name="T4" style:family="text">
      <style:text-properties fo:font-style="italic" fo:font-weight="bold" officeooo:rsid="001e7aa2" style:font-style-asian="italic" style:font-weight-asian="bold" style:font-style-complex="italic" style:font-weight-complex="bold"/>
    </style:style>
    <style:style style:name="T5" style:family="text">
      <style:text-properties officeooo:rsid="0018b13c"/>
    </style:style>
    <style:style style:name="T6" style:family="text">
      <style:text-properties officeooo:rsid="001a3f4e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a3f4e" style:font-size-asian="11pt" style:font-size-complex="11pt"/>
    </style:style>
    <style:style style:name="T9" style:family="text">
      <style:text-properties officeooo:rsid="001e7aa2"/>
    </style:style>
    <style:style style:name="T10" style:family="text">
      <style:text-properties officeooo:rsid="001ee1e7"/>
    </style:style>
    <style:style style:name="T11" style:family="text">
      <style:text-properties officeooo:rsid="001f9e2f"/>
    </style:style>
    <style:style style:name="T12" style:family="text">
      <style:text-properties officeooo:rsid="002264d8"/>
    </style:style>
    <style:style style:name="T13" style:family="text">
      <style:text-properties fo:font-weight="normal" officeooo:rsid="002264d8" style:font-weight-asian="normal" style:font-weight-complex="normal"/>
    </style:style>
    <style:style style:name="T14" style:family="text">
      <style:text-properties officeooo:rsid="00243805"/>
    </style:style>
    <style:style style:name="T15" style:family="text">
      <style:text-properties officeooo:rsid="0024910d"/>
    </style:style>
    <style:style style:name="T16" style:family="text">
      <style:text-properties officeooo:rsid="0024f645"/>
    </style:style>
    <style:style style:name="T17" style:family="text">
      <style:text-properties officeooo:rsid="0025ec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“Failure is simply the opportunity to being again, this time more intelligently” <text:s/>- Henry Ford</text:p>
      <text:p text:style-name="P3"/>
      <text:h text:style-name="P26" text:outline-level="3">Steps of Programming:</text:h>
      <text:p text:style-name="P4">1. Writing a sequence of commands <text:s/><text:span text:style-name="T10">(</text:span> _______________________ <text:span text:style-name="T10">)</text:span></text:p>
      <text:p text:style-name="P4"><text:tab/>- ex: <text:tab/></text:p>
      <text:p text:style-name="P4"><text:tab/></text:p>
      <text:p text:style-name="P4">2. Compiling the ______________</text:p>
      <text:p text:style-name="P4"/>
      <text:p text:style-name="P4"><text:tab/>- ________________: translates the human readable source code into a computer executable program</text:p>
      <text:p text:style-name="P4"><text:tab/>- ex:</text:p>
      <text:p text:style-name="P4"/>
      <text:p text:style-name="P2">3. Run the code!</text:p>
      <text:p text:style-name="P2"><text:tab/>- ex:</text:p>
      <text:p text:style-name="P2"/>
      <text:p text:style-name="P4"><text:span text:style-name="T3">4</text:span>. DEBUG! If it doesn’t work :)</text:p>
      <text:p text:style-name="P4"><text:tab/></text:p>
      <text:p text:style-name="P4"/>
      <text:p text:style-name="P5">Code sample <text:span text:style-name="T6">0</text:span>:</text:p>
      <text:p text:style-name="P14">// <text:span text:style-name="T6">include libraries</text:span></text:p>
      <text:p text:style-name="P14">#include &lt;iostream&gt;</text:p>
      <text:p text:style-name="P14">using namespace std;</text:p>
      <text:p text:style-name="P14"/>
      <text:p text:style-name="P14">int main(){</text:p>
      <text:p text:style-name="P14"><text:tab/>//<text:span text:style-name="T6">print to screen</text:span></text:p>
      <text:p text:style-name="P14"><text:tab/>cout &lt;&lt; <text:s/>“<text:span text:style-name="T6">I am “ &lt;&lt; <text:s/>(5-3)*(5-3)*(5-3)*(5-3)*(5-3) &lt;&lt; “ years old!” &lt;&lt; endl;</text:span></text:p>
      <text:p text:style-name="P14"/>
      <text:p text:style-name="P14"><text:tab/><text:span text:style-name="T6">return 0;</text:span></text:p>
      <text:p text:style-name="P14">}</text:p>
      <text:p text:style-name="P4"/>
      <text:p text:style-name="P6">Code sample <text:span text:style-name="T6">1</text:span>:</text:p>
      <text:p text:style-name="P15">/<text:span text:style-name="T7">/ </text:span><text:span text:style-name="T8">include libraries</text:span></text:p>
      <text:p text:style-name="P17">#include &lt;iostream&gt;</text:p>
      <text:p text:style-name="P17">using namespace std;</text:p>
      <text:p text:style-name="P17"/>
      <text:p text:style-name="P17">int main(){</text:p>
      <text:p text:style-name="P17"><text:tab/></text:p>
      <text:p text:style-name="P17"><text:tab/></text:p>
      <text:p text:style-name="P17"/>
      <text:p text:style-name="P17"><text:tab/>//<text:span text:style-name="T6">print to screen</text:span></text:p>
      <text:p text:style-name="P19"><text:span text:style-name="T5"><text:tab/>cout &lt;&lt; <text:s/>“</text:span><text:span text:style-name="T6">I am “ &lt;&lt; <text:s text:c="31"/>&lt;&lt; “ years old!” &lt;&lt; endl;</text:span></text:p>
      <text:p text:style-name="P17"/>
      <text:p text:style-name="P17"><text:tab/><text:span text:style-name="T6">return 0;</text:span></text:p>
      <text:p text:style-name="P17">}</text:p>
      <text:h text:style-name="P26" text:outline-level="3"><text:soft-page-break/>VARIABLES:</text:h>
      <text:p text:style-name="P8"><text:s text:c="4"/>– a placeholder, a “box” you can store a value in</text:p>
      <text:p text:style-name="P11"/>
      <text:p text:style-name="P11"><text:s text:c="4"/>What do you do with variables?</text:p>
      <text:p text:style-name="P8"><text:tab/>1. ____________ </text:p>
      <text:p text:style-name="P8"><text:tab/></text:p>
      <text:p text:style-name="P8"><text:tab/></text:p>
      <text:p text:style-name="P8"/>
      <text:p text:style-name="P8"><text:tab/>2. ____________</text:p>
      <text:p text:style-name="P8"><text:tab/>- <text:s/><text:span text:style-name="T12">the sign <text:s/>_____ <text:s/></text:span><text:span text:style-name="T5">assigns the value to the variable</text:span></text:p>
      <text:p text:style-name="P13"><text:s text:c="11"/>- <text:s text:c="2"/>_____________ – assigning a variable it’s initial value</text:p>
      <text:p text:style-name="P13"><text:tab/>- <text:s/><text:span text:style-name="T12">we can even d</text:span>eclare and assign all at once!</text:p>
      <text:p text:style-name="P13"><text:tab/></text:p>
      <text:p text:style-name="P8"/>
      <text:p text:style-name="P8"><text:tab/>3. ____________</text:p>
      <text:p text:style-name="P8"/>
      <text:p text:style-name="P8"/>
      <text:p text:style-name="P8"/>
      <text:p text:style-name="P8"><text:tab/>4. ____________</text:p>
      <text:p text:style-name="P8"/>
      <text:p text:style-name="P12"/>
      <text:p text:style-name="P12"/>
      <text:p text:style-name="P12"/>
      <text:p text:style-name="P12"/>
      <text:p text:style-name="P29"><text:s text:c="4"/>LEGAL Names of Variables</text:p>
      <text:p text:style-name="P28"/>
      <text:p text:style-name="P28"/>
      <text:p text:style-name="P28"/>
      <text:p text:style-name="P28"/>
      <text:p text:style-name="P28"/>
      <text:p text:style-name="P28"/>
      <text:p text:style-name="P24"><text:s text:c="4"/>TYPES of Variables <text:s/><text:span text:style-name="T13">(not an exhaustive list)</text:span></text:p>
      <text:p text:style-name="P9"><text:tab/></text:p>
      <text:p text:style-name="P27"/>
      <text:p text:style-name="P27"/>
      <text:h text:style-name="P26" text:outline-level="3">DOUBLE</text:h>
      <text:p text:style-name="P10"><text:tab/>- stores decimal points and all of that!</text:p>
      <text:p text:style-name="P4"><text:tab/>- <text:span text:style-name="T11">ex:</text:span></text:p>
      <text:p text:style-name="P4"/>
      <text:p text:style-name="P4"/>
      <text:p text:style-name="P4"/>
      <text:p text:style-name="P2"/>
      <text:h text:style-name="P26" text:outline-level="3"><text:soft-page-break/>CIN and COUT </text:h>
      <text:p text:style-name="P22"><text:span text:style-name="T9"><text:s text:c="4"/></text:span><text:span text:style-name="T4">cout: </text:span><text:span text:style-name="T9">output stream object from std</text:span></text:p>
      <text:p text:style-name="P22"><text:tab/>- <text:s/>p<text:span text:style-name="T9">rints to the terminal screen</text:span></text:p>
      <text:p text:style-name="P22"><text:span text:style-name="T9"><text:s text:c="4"/>______</text:span><text:span text:style-name="T4">: </text:span><text:span text:style-name="T9">input stream object from std</text:span></text:p>
      <text:p text:style-name="P22"><text:tab/>- <text:span text:style-name="T9">allows the user to interact with the program</text:span></text:p>
      <text:p text:style-name="P22"/>
      <text:p text:style-name="P7">Code sample <text:span text:style-name="T12">2</text:span>:</text:p>
      <text:p text:style-name="P16">/<text:span text:style-name="T7">/ </text:span><text:span text:style-name="T8">include libraries</text:span></text:p>
      <text:p text:style-name="P18">#include &lt;iostream&gt;</text:p>
      <text:p text:style-name="P18">using namespace std;</text:p>
      <text:p text:style-name="P18"/>
      <text:p text:style-name="P18">int main(){</text:p>
      <text:p text:style-name="P18"><text:tab/></text:p>
      <text:p text:style-name="P18"/>
      <text:p text:style-name="P18"><text:tab/>// <text:span text:style-name="T14">print to screen</text:span></text:p>
      <text:p text:style-name="P18"><text:tab/><text:span text:style-name="T14">cout &lt;&lt; “How old are you? </text:span><text:span text:style-name="T16">How many shoes do you own?</text:span><text:span text:style-name="T14">” &lt;&lt; endl;</text:span></text:p>
      <text:p text:style-name="P18"><text:tab/></text:p>
      <text:p text:style-name="P18"><text:tab/>// <text:span text:style-name="T15">read in user input</text:span></text:p>
      <text:p text:style-name="P18"><text:tab/></text:p>
      <text:p text:style-name="P18"/>
      <text:p text:style-name="P18"><text:tab/>//<text:span text:style-name="T6">print to screen</text:span></text:p>
      <text:p text:style-name="P20"><text:span text:style-name="T5"><text:tab/>cout &lt;&lt; <text:s/>“</text:span><text:span text:style-name="T6">I am “ &lt;&lt; <text:s text:c="31"/>&lt;&lt; “ years old </text:span><text:span text:style-name="T16">with </text:span><text:span text:style-name="T6">” </text:span><text:span text:style-name="T16">&lt;&lt; <text:s text:c="24"/>&lt;&lt;” </text:span><text:span text:style-name="T17">shoe</text:span><text:span text:style-name="T16">s” </text:span><text:span text:style-name="T6">&lt;&lt; endl;</text:span></text:p>
      <text:p text:style-name="P18"/>
      <text:p text:style-name="P18"><text:tab/><text:span text:style-name="T6">return 0;</text:span></text:p>
      <text:p text:style-name="P21">}</text:p>
      <text:p text:style-name="P22"/>
      <text:p text:style-name="P22"/>
      <text:p text:style-name="P23">Problems: <text:s text:c="2"/>(helpful libraries: cmath <text:s text:c="4"/>. . . <text:s text:c="5"/>helpful functions: sqrt)</text:p>
      <text:p text:style-name="P23">1. Celsius to Fahrenheit: write a program that asks a user for the temperature in Celsius and outputs the temperature in Fahrenheit.</text:p>
      <text:p text:style-name="P23">2. Quadratic Formula: write a program that asks the user for the coefficents a, b, c of the quadratic equation (ax^2+bx+c) and outputs the roots. (assume b^2-4ac is greater than 0)</text:p>
      <text:p text:style-name="P23">3. Pythagorean Theorem: write a program that asks for the sides of a right triangle, solve for the hypotenuse.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.0201in" fo:border="none" style:join-borde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201in" fo:border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729fcf" fo:font-size="14pt" style:text-underline-style="solid" style:text-underline-width="auto" style:text-underline-color="font-color" fo:font-weight="bold" officeooo:rsid="001a3f4e" officeooo:paragraph-rsid="001a3f4e" style:font-size-asian="14pt" style:font-weight-asian="bold" style:font-size-complex="14pt" style:font-weight-complex="bold"/>
    </style:style>
    <style:style style:name="MP2" style:family="paragraph" style:parent-style-name="Header">
      <style:text-properties fo:color="#729fcf" style:text-underline-style="solid" style:text-underline-width="auto" style:text-underline-color="font-color" fo:font-weight="bold" officeooo:rsid="001a3f4e" officeooo:paragraph-rsid="001a3f4e" style:font-weight-asian="bold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4pt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2"><text:span text:style-name="MT1">Day 3 </text:span>– <text:span text:style-name="MT2">Intro to Types</text:span>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2:42:43.570170324</meta:creation-date>
    <dc:date>2022-08-26T06:54:27.771381695</dc:date>
    <meta:editing-duration>PT1H17M41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3" meta:paragraph-count="76" meta:word-count="375" meta:character-count="2255" meta:non-whitespace-character-count="1755"/>
  </office:meta>
</office:document-meta>
</file>